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style:contextual-spacing="false" fo:widows="1" fo:text-indent="0in" style:auto-text-indent="false"/>
      <style:text-properties fo:font-variant="normal" fo:text-transform="none" fo:color="#222222" style:font-name="Times New Roman" fo:font-size="12pt" fo:letter-spacing="normal" fo:font-style="normal" fo:font-weight="bold"/>
    </style:style>
    <style:style style:name="P2" style:family="paragraph" style:parent-style-name="Text_20_body">
      <style:paragraph-properties fo:widows="1"/>
    </style:style>
    <style:style style:name="P3" style:family="paragraph" style:parent-style-name="Text_20_body" style:list-style-name="L2">
      <style:paragraph-properties fo:widows="1"/>
    </style:style>
    <style:style style:name="P4" style:family="paragraph" style:parent-style-name="Text_20_body" style:list-style-name="L2">
      <style:paragraph-properties fo:widows="1"/>
      <style:text-properties officeooo:paragraph-rsid="0018a40f"/>
    </style:style>
    <style:style style:name="P5" style:family="paragraph" style:parent-style-name="Text_20_body" style:list-style-name="L2">
      <style:paragraph-properties fo:widows="1"/>
      <style:text-properties fo:font-variant="normal" fo:text-transform="none" fo:color="#222222" style:font-name="Times New Roman" fo:font-size="12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fo:font-variant="normal" fo:text-transform="none" fo:color="#222222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222222" style:font-name="Times New Roman" fo:font-size="12pt" fo:letter-spacing="normal" fo:language="de" fo:country="DE" fo:font-style="normal" fo:font-weight="normal"/>
    </style:style>
    <style:style style:name="T4" style:family="text">
      <style:text-properties fo:font-variant="normal" fo:text-transform="none" fo:color="#222222" style:font-name="Times New Roman" fo:font-size="12pt" fo:letter-spacing="normal" fo:font-style="italic" fo:font-weight="normal"/>
    </style:style>
    <style:style style:name="T5" style:family="text">
      <style:text-properties fo:font-variant="normal" fo:text-transform="none" fo:color="#222222" style:font-name="Times New Roman" fo:font-size="12pt" fo:letter-spacing="normal" fo:language="it" fo:country="IT" fo:font-style="normal" fo:font-weight="normal"/>
    </style:style>
    <style:style style:name="T6" style:family="text">
      <style:text-properties fo:font-variant="normal" fo:text-transform="none" fo:color="#222222" style:font-name="Times New Roman" fo:font-size="12pt" fo:letter-spacing="normal" fo:language="it" fo:country="IT" fo:font-style="normal" fo:font-weight="normal" officeooo:rsid="001a9d36"/>
    </style:style>
    <style:style style:name="T7" style:family="text">
      <style:text-properties fo:font-variant="normal" fo:text-transform="none" fo:color="#222222" style:font-name="Times New Roman" fo:font-size="12pt" fo:letter-spacing="normal" fo:language="it" fo:country="IT" fo:font-style="italic" fo:font-weight="normal"/>
    </style:style>
    <style:style style:name="T8" style:family="text">
      <style:text-properties fo:font-variant="normal" fo:text-transform="none" fo:color="#1155cc" style:font-name="Times New Roman" fo:font-size="12pt" fo:letter-spacing="normal" fo:font-style="normal" fo:font-weight="normal"/>
    </style:style>
    <style:style style:name="T9" style:family="text">
      <style:text-properties fo:font-variant="normal" fo:text-transform="none" fo:color="#1155cc" style:font-name="Times New Roman" fo:font-size="12pt" fo:letter-spacing="normal" fo:language="it" fo:country="IT" fo:font-style="normal" fo:font-weight="normal"/>
    </style:style>
    <style:style style:name="T10" style:family="text">
      <style:text-properties fo:language="it" fo:country="IT"/>
    </style:style>
    <style:style style:name="T11" style:family="text">
      <style:text-properties fo:language="it" fo:country="IT" fo:font-style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er-reviewed publications using GEOtop</text:p>
      <text:p text:style-name="P1"/>
      <text:list xml:id="list1997170339893690985" text:style-name="L2">
        <text:list-item>
          <text:p text:style-name="P3"><text:span text:style-name="T2">Kollet, S., Sulis, M., Maxwell, R., Paniconi, C., Putti, M., Bertoldi, G., Coon, E. T., Cordano, E., Endrizzi, S., Kikinzon, E., Mouche, E., Mügler, C., Park, Y.-J., Refsgaard, J. C., Stisen, S. and Sudicky, E. (2017), The integrated hydrologic model intercomparison project, IH-MIP2: A second set of benchmark results to diagnose integrated hydrology and feedbacks. Water Resour. Res., 53, doi:10.1002/2016WR019191.</text:span></text:p>
        </text:list-item>
        <text:list-item>
          <text:p text:style-name="P3"><text:span text:style-name="T3">Hingerl, L., Kunstmann, H., Wagner, S., Mauder, M., Bliefernicht, J., &amp; Rigon, R. (2016). </text:span><text:span text:style-name="T2">Spatio-temporal variability of water and energy fluxes - a case study for a mesoscale catchment in pre-alpine environment. </text:span><text:span text:style-name="T4">Hydrological Processes</text:span><text:span text:style-name="T2">. </text:span><text:a xlink:type="simple" xlink:href="https://doi.org/10.1002/hyp">https://doi.org/10.1002/hyp</text:a><text:a xlink:type="simple" xlink:href="https://doi.org/10.1002/hyp.10893" office:target-frame-name="_blank" xlink:show="new">.</text:a></text:p>
        </text:list-item>
      </text:list>
      <text:p text:style-name="P2"><text:span text:style-name="T8"/></text:p>
      <text:list xml:id="list192138848340085" text:continue-numbering="true" text:style-name="L2">
        <text:list-item>
          <text:p text:style-name="P3"><text:span text:style-name="T3">Zi, T., Kumar, M., Kiely, G., Lewis, C., &amp; Albertson, J. (2016). </text:span><text:span text:style-name="T2">Environmental Modelling &amp; Software Simulating the spatio-temporal dynamics of soil erosion , deposition , and yield using a coupled sediment dynamics and 3D distributed hydrologic model. </text:span><text:span text:style-name="T4">Environmental Modelling and Software</text:span><text:span text:style-name="T2">, </text:span><text:span text:style-name="T4">83</text:span><text:span text:style-name="T2">, 310–325. </text:span><text:a xlink:type="simple" xlink:href="https://doi.org/10.1016/j.envsoft.2016.06.004" office:target-frame-name="_blank" xlink:show="new"><text:span text:style-name="T8">https://doi.org/10.1016/j.</text:span></text:a></text:p>
        </text:list-item>
        <text:list-item>
          <text:p text:style-name="P4"><text:span text:style-name="T5">Eccel, E., Cordano, E., &amp; Zottele, F. (2015). </text:span><text:span text:style-name="T2">A project for climatologic mapping of soil water content in Trentino. </text:span><text:span text:style-name="T7">Italian Journal of Agrometeorology</text:span><text:span text:style-name="T5">, </text:span><text:span text:style-name="T7">1</text:span><text:span text:style-name="T5">(500 m), 5–20. </text:span><text:a xlink:type="simple" xlink:href="https://openpub.fmach.it/handle/10449/25192#.WAiRKnV95nw" office:name="http"><text:span text:style-name="T6">http</text:span></text:a> </text:p>
        </text:list-item>
        <text:list-item>
          <text:p text:style-name="P3"><text:span text:style-name="T5">Bertoldi, G., Della, S., Notarnicola, C., Pasolli, L., Niedrist, G., &amp; Tappeiner, U. (2014). </text:span><text:span text:style-name="T2">Estimation of soil moisture patterns in mountain grasslands by means of SAR RADARSAT2 images and hydrological modeling. </text:span><text:span text:style-name="T4">Journal of Hydrology</text:span><text:span text:style-name="T2">, </text:span><text:span text:style-name="T4">516</text:span><text:span text:style-name="T2">, 245–257.</text:span><text:a xlink:type="simple" xlink:href="https://doi.org/10.1016/j.jhydrol.2014.02.018" office:target-frame-name="_blank" xlink:show="new"><text:span text:style-name="T8">https://doi.org/10.1016/j.</text:span></text:a></text:p>
        </text:list-item>
        <text:list-item>
          <text:p text:style-name="P3"><text:span text:style-name="T5">Della Chiesa, S., Bertoldi, G., Niedrist, G., Obojes, N., Endrizzi, S., Albertson, J. D., … </text:span><text:span text:style-name="T2">Tappeiner, U. (2014). Modelling changes in grassland hydrological cycling along an elevational gradient in the Alps. </text:span><text:span text:style-name="T4">Ecohydrology</text:span><text:span text:style-name="T2">, n/a--n/a. </text:span><text:a xlink:type="simple" xlink:href="https://doi.org/10.1002/eco.1471" office:target-frame-name="_blank" xlink:show="new"><text:span text:style-name="T8">https://doi.org/10.1002/eco.</text:span></text:a></text:p>
        </text:list-item>
        <text:list-item>
          <text:p text:style-name="P3"><text:span text:style-name="T5">Endrizzi, S., Gruber, S., Dall’Amico, M., &amp; Rigon, R. (2014). </text:span><text:span text:style-name="T2">GEOtop 2.0: simulating the combined energy and water balance at and below the land surface accounting for soil freezing, snow cover and terrain effects. </text:span><text:span text:style-name="T4">Geoscientific Model Development</text:span><text:span text:style-name="T2">, </text:span><text:span text:style-name="T4">7</text:span><text:span text:style-name="T2">(6), 2831–2857.</text:span><text:a xlink:type="simple" xlink:href="https://doi.org/10.5194/gmd-7-2831-2014" office:target-frame-name="_blank" xlink:show="new"><text:span text:style-name="T8">https://doi.org/10.5194/gmd-7-</text:span></text:a></text:p>
        </text:list-item>
        <text:list-item>
          <text:p text:style-name="P3"><text:span text:style-name="T2">Gubler, S., Endrizzi, S., Gruber, S., &amp; Purves, R. S. (2013). Sensitivities and uncertainties of modeled ground temperatures in mountain environments. </text:span><text:span text:style-name="T4">Geoscientific Model Development</text:span><text:span text:style-name="T2">, </text:span><text:span text:style-name="T4">6</text:span><text:span text:style-name="T2">(4), 1319–1336. </text:span><text:a xlink:type="simple" xlink:href="https://doi.org/10.5194/gmd-6-1319-2013" office:target-frame-name="_blank" xlink:show="new"><text:span text:style-name="T8">https://doi.org/10.5194/gmd-6-</text:span></text:a></text:p>
        </text:list-item>
        <text:list-item>
          <text:p text:style-name="P3"><text:span text:style-name="T2"> </text:span><text:span text:style-name="T3">Lewis, C., Albertson, J., Zi, T., Xu, X., &amp; Kiely, G. (2013). </text:span><text:span text:style-name="T2">How does afforestation affect the hydrology of a blanket peatland? A modelling study. </text:span><text:span text:style-name="T4">Hydrological Processes</text:span><text:span text:style-name="T2">, </text:span><text:span text:style-name="T4">27</text:span><text:span text:style-name="T2">(25), 3577–3588. </text:span><text:a xlink:type="simple" xlink:href="https://doi.org/10.1002/hyp.9486" office:target-frame-name="_blank" xlink:show="new"><text:span text:style-name="T8">https://doi.org/10.1002/hyp.</text:span></text:a></text:p>
        </text:list-item>
        <text:list-item>
          <text:p text:style-name="P3"><text:span text:style-name="T2">Fiddes, J., &amp; Gruber, S. (2012). TopoSUB: a tool for efficient large area numerical modelling in complex topography at sub-grid scales. </text:span><text:span text:style-name="T4">Geoscientific Model Development</text:span><text:span text:style-name="T2">, </text:span><text:span text:style-name="T4">5</text:span><text:span text:style-name="T2">(5), 1245–1257. </text:span><text:a xlink:type="simple" xlink:href="https://doi.org/10.5194/gmd-5-1245-2012" office:target-frame-name="_blank" xlink:show="new"><text:span text:style-name="T8">https://doi.org/10.5194/gmd-5-</text:span></text:a></text:p>
        </text:list-item>
        <text:list-item>
          <text:p text:style-name="P3"><text:span text:style-name="T5">Dall’Amico, M., Endrizzi, S., Gruber, S., &amp; Rigon, R. (2011). </text:span><text:span text:style-name="T2">A robust and energy-</text:span><text:soft-page-break/><text:span text:style-name="T2">conserving model of freezing variably-saturated soil. </text:span><text:span text:style-name="T7">The Cryosphere</text:span><text:span text:style-name="T5">, </text:span><text:span text:style-name="T7">5</text:span><text:span text:style-name="T5">(2), 469–484. </text:span><text:a xlink:type="simple" xlink:href="https://doi.org/10.5194/tc-5-469-2011" office:target-frame-name="_blank" xlink:show="new"><text:span text:style-name="T9">https://doi.org/10.5194/tc-5-</text:span></text:a></text:p>
        </text:list-item>
        <text:list-item>
          <text:p text:style-name="P5"><text:span text:style-name="T10">Bertoldi, G., Notarnicola, C., Leitinger, G., Endrizzi, S., Della Chiesa, S., Zebisch, M., &amp; Tappeiner, U. (2010). </text:span>Topographical and ecohydrological controls on land surface temperature in an Alpine catchment. <text:span text:style-name="T1">Ecohydrology</text:span>, <text:span text:style-name="T1">3</text:span>(doi:10.1002/eco.129), 189–204.</text:p>
        </text:list-item>
        <text:list-item>
          <text:p text:style-name="P5">Endrizzi, S., &amp; Marsh, P. (2010). Observations and modeling of turbulent fluxes during melt at the shrub-tundra transition zone 1: point scale variations. <text:span text:style-name="T1">Hydrology Research</text:span>, <text:span text:style-name="T1">41</text:span>(6), 471–490. article.</text:p>
        </text:list-item>
        <text:list-item>
          <text:p text:style-name="P3"><text:span text:style-name="T5">Gebremichael, M., Rigon, R., Bertoldi, G., &amp; Over, T. M. (2009). </text:span><text:span text:style-name="T2">On the scaling characteristics of observed and simulated spatial soil moisture fields. </text:span><text:span text:style-name="T4">Nonlin. Processes Geophys.</text:span><text:span text:style-name="T2">, </text:span><text:span text:style-name="T4">16</text:span><text:span text:style-name="T2">(1), 141–150. Retrieved from </text:span><text:a xlink:type="simple" xlink:href="http://www.nonlin-processes-geophys.net/16/141/2009/" office:target-frame-name="_blank" xlink:show="new"><text:span text:style-name="T8">http://www.nonlin-processes-</text:span></text:a></text:p>
        </text:list-item>
        <text:list-item>
          <text:p text:style-name="P5"> <text:span text:style-name="T10">Simoni, S., Zanotti, F., Bertoldi, G., &amp; Rigon, R. (2007). </text:span>Modelling the probability of occurrence of shallow landslides and channelized debris flows using GEOtop-FS. <text:span text:style-name="T1">Hydrological Processes</text:span>, <text:span text:style-name="T1">doi: 10.10</text:span>.</text:p>
        </text:list-item>
        <text:list-item>
          <text:p text:style-name="P5">Bertoldi, G., Rigon, R., &amp; Over, T. M. (2006). Impact of Watershed Geomorphic Characteristics on the Energy and Water Budgets.<text:span text:style-name="T11">Journal of Hydrometeorology,</text:span> <text:span text:style-name="T11">7</text:span><text:span text:style-name="T10">, 389–403.</text:span></text:p>
        </text:list-item>
        <text:list-item>
          <text:p text:style-name="P5">Rigon, R., Bertoldi, G., &amp; Over, T. M. (2006). GEOtop: A Distributed Hydrological Model with Coupled Water and Energy Budgets.<text:span text:style-name="T1">Journal of Hydrometeorology</text:span>, <text:span text:style-name="T1">7</text:span>, 371–388.</text:p>
        </text:list-item>
        <text:list-item>
          <text:p text:style-name="P3"><text:span text:style-name="T5">Zanotti, F., Endrizzi, S., Bertoldi, G., &amp; Rigon, R. (2004). </text:span><text:span text:style-name="T2">The GEOtop snow module. </text:span><text:span text:style-name="T4">Hydrol. Proc.</text:span><text:span text:style-name="T2">, </text:span><text:span text:style-name="T4">18</text:span><text:span text:style-name="T2">, 3667–3679. DOI:10.1002/hyp.5794.</text:span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0T11:28:58.007927913</meta:creation-date>
    <dc:date>2017-02-05T19:21:37.826345820</dc:date>
    <meta:editing-duration>PT13M42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2" meta:paragraph-count="19" meta:word-count="607" meta:character-count="4298" meta:non-whitespace-character-count="3739"/>
  </office:meta>
</office:document-meta>
</file>